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8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3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Centro Turístico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float" office:value="11993059" calcext:value-type="float">
            <text:p>11,993,059</text:p>
          </table:table-cell>
        </table:table-row>
        <table:table-row table:style-name="ro1">
          <table:table-cell office:value-type="string" calcext:value-type="string">
            <text:p>Cancún</text:p>
          </table:table-cell>
          <table:table-cell office:value-type="float" office:value="6973416" calcext:value-type="float">
            <text:p>6,973,416</text:p>
          </table:table-cell>
        </table:table-row>
        <table:table-row table:style-name="ro1">
          <table:table-cell office:value-type="string" calcext:value-type="string">
            <text:p>Acapulco</text:p>
          </table:table-cell>
          <table:table-cell office:value-type="float" office:value="6652272" calcext:value-type="float">
            <text:p>6,652,272</text:p>
          </table:table-cell>
        </table:table-row>
        <table:table-row table:style-name="ro1">
          <table:table-cell office:value-type="string" calcext:value-type="string">
            <text:p>Guadalajara</text:p>
          </table:table-cell>
          <table:table-cell office:value-type="float" office:value="4196515" calcext:value-type="float">
            <text:p>4,196,515</text:p>
          </table:table-cell>
        </table:table-row>
        <table:table-row table:style-name="ro1">
          <table:table-cell office:value-type="string" calcext:value-type="string">
            <text:p>Monterrey</text:p>
          </table:table-cell>
          <table:table-cell office:value-type="float" office:value="3285211" calcext:value-type="float">
            <text:p>3,285,211</text:p>
          </table:table-cell>
        </table:table-row>
        <table:table-row table:style-name="ro1">
          <table:table-cell office:value-type="string" calcext:value-type="string">
            <text:p>Puebla</text:p>
          </table:table-cell>
          <table:table-cell office:value-type="float" office:value="3036209" calcext:value-type="float">
            <text:p>3,036,209</text:p>
          </table:table-cell>
        </table:table-row>
        <table:table-row table:style-name="ro1">
          <table:table-cell office:value-type="string" calcext:value-type="string">
            <text:p>Otros Riviera Maya</text:p>
          </table:table-cell>
          <table:table-cell office:value-type="float" office:value="2756217" calcext:value-type="float">
            <text:p>2,756,217</text:p>
          </table:table-cell>
        </table:table-row>
        <table:table-row table:style-name="ro1">
          <table:table-cell office:value-type="string" calcext:value-type="string">
            <text:p>Mazatlán</text:p>
          </table:table-cell>
          <table:table-cell office:value-type="float" office:value="2626115" calcext:value-type="float">
            <text:p>2,626,115</text:p>
          </table:table-cell>
        </table:table-row>
        <table:table-row table:style-name="ro1">
          <table:table-cell office:value-type="string" calcext:value-type="string">
            <text:p>Puerto Vallarta</text:p>
          </table:table-cell>
          <table:table-cell office:value-type="float" office:value="2434329" calcext:value-type="float">
            <text:p>2,434,329</text:p>
          </table:table-cell>
        </table:table-row>
        <table:table-row table:style-name="ro1">
          <table:table-cell office:value-type="string" calcext:value-type="string">
            <text:p>Veracruz-Boca del Río</text:p>
          </table:table-cell>
          <table:table-cell office:value-type="float" office:value="2432161" calcext:value-type="float">
            <text:p>2,432,161</text:p>
          </table:table-cell>
        </table:table-row>
        <table:table-row table:style-name="ro1">
          <table:table-cell office:value-type="string" calcext:value-type="string">
            <text:p>Mérida</text:p>
          </table:table-cell>
          <table:table-cell office:value-type="float" office:value="1886506" calcext:value-type="float">
            <text:p>1,886,506</text:p>
          </table:table-cell>
        </table:table-row>
        <table:table-row table:style-name="ro1">
          <table:table-cell office:value-type="string" calcext:value-type="string">
            <text:p>San Juan de los Lagos</text:p>
          </table:table-cell>
          <table:table-cell office:value-type="float" office:value="1649690" calcext:value-type="float">
            <text:p>1,649,690</text:p>
          </table:table-cell>
        </table:table-row>
        <table:table-row table:style-name="ro1">
          <table:table-cell office:value-type="string" calcext:value-type="string">
            <text:p>Ciudad Juárez</text:p>
          </table:table-cell>
          <table:table-cell office:value-type="float" office:value="1594778" calcext:value-type="float">
            <text:p>1,594,778</text:p>
          </table:table-cell>
        </table:table-row>
        <table:table-row table:style-name="ro1">
          <table:table-cell office:value-type="string" calcext:value-type="string">
            <text:p>Tijuana</text:p>
          </table:table-cell>
          <table:table-cell office:value-type="float" office:value="1510524" calcext:value-type="float">
            <text:p>1,510,524</text:p>
          </table:table-cell>
        </table:table-row>
        <table:table-row table:style-name="ro1">
          <table:table-cell office:value-type="string" calcext:value-type="string">
            <text:p>Querétaro</text:p>
          </table:table-cell>
          <table:table-cell office:value-type="float" office:value="1485399" calcext:value-type="float">
            <text:p>1,485,399</text:p>
          </table:table-cell>
        </table:table-row>
        <table:table-row table:style-name="ro1">
          <table:table-cell office:value-type="string" calcext:value-type="string">
            <text:p>Chihuahua</text:p>
          </table:table-cell>
          <table:table-cell office:value-type="float" office:value="1321760" calcext:value-type="float">
            <text:p>1,321,760</text:p>
          </table:table-cell>
        </table:table-row>
        <table:table-row table:style-name="ro1">
          <table:table-cell office:value-type="string" calcext:value-type="string">
            <text:p>León</text:p>
          </table:table-cell>
          <table:table-cell office:value-type="float" office:value="1292887" calcext:value-type="float">
            <text:p>1,292,887</text:p>
          </table:table-cell>
        </table:table-row>
        <table:table-row table:style-name="ro1">
          <table:table-cell office:value-type="string" calcext:value-type="string">
            <text:p>Cabo San Lucas</text:p>
          </table:table-cell>
          <table:table-cell office:value-type="float" office:value="1282244" calcext:value-type="float">
            <text:p>1,282,244</text:p>
          </table:table-cell>
        </table:table-row>
        <table:table-row table:style-name="ro1">
          <table:table-cell office:value-type="string" calcext:value-type="string">
            <text:p>Playa del Carmen</text:p>
          </table:table-cell>
          <table:table-cell office:value-type="float" office:value="1256220" calcext:value-type="float">
            <text:p>1,256,220</text:p>
          </table:table-cell>
        </table:table-row>
        <table:table-row table:style-name="ro1">
          <table:table-cell office:value-type="string" calcext:value-type="string">
            <text:p>Manzanillo</text:p>
          </table:table-cell>
          <table:table-cell office:value-type="float" office:value="1236340" calcext:value-type="float">
            <text:p>1,236,340</text:p>
          </table:table-cell>
        </table:table-row>
        <table:table-row table:style-name="ro1">
          <table:table-cell office:value-type="string" calcext:value-type="string">
            <text:p>Nuevo Nayarit</text:p>
          </table:table-cell>
          <table:table-cell office:value-type="float" office:value="1213762" calcext:value-type="float">
            <text:p>1,213,762</text:p>
          </table:table-cell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float" office:value="1103496" calcext:value-type="float">
            <text:p>1,103,496</text:p>
          </table:table-cell>
        </table:table-row>
        <table:table-row table:style-name="ro1">
          <table:table-cell office:value-type="string" calcext:value-type="string">
            <text:p>Oaxaca</text:p>
          </table:table-cell>
          <table:table-cell office:value-type="float" office:value="1086947" calcext:value-type="float">
            <text:p>1,086,947</text:p>
          </table:table-cell>
        </table:table-row>
        <table:table-row table:style-name="ro1">
          <table:table-cell office:value-type="string" calcext:value-type="string">
            <text:p>Villahermosa</text:p>
          </table:table-cell>
          <table:table-cell office:value-type="float" office:value="949937" calcext:value-type="float">
            <text:p>949,937</text:p>
          </table:table-cell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float" office:value="938830" calcext:value-type="float">
            <text:p>938,830</text:p>
          </table:table-cell>
        </table:table-row>
        <table:table-row table:style-name="ro1">
          <table:table-cell office:value-type="string" calcext:value-type="string">
            <text:p>Playas de Rosarito</text:p>
          </table:table-cell>
          <table:table-cell office:value-type="float" office:value="868335" calcext:value-type="float">
            <text:p>868,335</text:p>
          </table:table-cell>
        </table:table-row>
        <table:table-row table:style-name="ro1">
          <table:table-cell office:value-type="string" calcext:value-type="string">
            <text:p>Morelia</text:p>
          </table:table-cell>
          <table:table-cell office:value-type="float" office:value="855153" calcext:value-type="float">
            <text:p>855,153</text:p>
          </table:table-cell>
        </table:table-row>
        <table:table-row table:style-name="ro1">
          <table:table-cell office:value-type="string" calcext:value-type="string">
            <text:p>Toluca</text:p>
          </table:table-cell>
          <table:table-cell office:value-type="float" office:value="852619" calcext:value-type="float">
            <text:p>852,619</text:p>
          </table:table-cell>
        </table:table-row>
        <table:table-row table:style-name="ro1">
          <table:table-cell office:value-type="string" calcext:value-type="string">
            <text:p>Ixtapa</text:p>
          </table:table-cell>
          <table:table-cell office:value-type="float" office:value="833561" calcext:value-type="float">
            <text:p>833,561</text:p>
          </table:table-cell>
        </table:table-row>
        <table:table-row table:style-name="ro1">
          <table:table-cell office:value-type="string" calcext:value-type="string">
            <text:p>Otros Los Cabos</text:p>
          </table:table-cell>
          <table:table-cell office:value-type="float" office:value="815989" calcext:value-type="float">
            <text:p>815,989</text:p>
          </table:table-cell>
        </table:table-row>
        <table:table-row table:style-name="ro1">
          <table:table-cell office:value-type="string" calcext:value-type="string">
            <text:p>Xalapa</text:p>
          </table:table-cell>
          <table:table-cell office:value-type="float" office:value="787881" calcext:value-type="float">
            <text:p>787,881</text:p>
          </table:table-cell>
        </table:table-row>
        <table:table-row table:style-name="ro1">
          <table:table-cell office:value-type="string" calcext:value-type="string">
            <text:p>Tuxtla Gutiérrez</text:p>
          </table:table-cell>
          <table:table-cell office:value-type="float" office:value="779094" calcext:value-type="float">
            <text:p>779,094</text:p>
          </table:table-cell>
        </table:table-row>
        <table:table-row table:style-name="ro1">
          <table:table-cell office:value-type="string" calcext:value-type="string">
            <text:p>Cozumel</text:p>
          </table:table-cell>
          <table:table-cell office:value-type="float" office:value="772344" calcext:value-type="float">
            <text:p>772,344</text:p>
          </table:table-cell>
        </table:table-row>
        <table:table-row table:style-name="ro1">
          <table:table-cell office:value-type="string" calcext:value-type="string">
            <text:p>Bahías de Huatulco</text:p>
          </table:table-cell>
          <table:table-cell office:value-type="float" office:value="765705" calcext:value-type="float">
            <text:p>765,705</text:p>
          </table:table-cell>
        </table:table-row>
        <table:table-row table:style-name="ro1">
          <table:table-cell office:value-type="string" calcext:value-type="string">
            <text:p>Playacar</text:p>
          </table:table-cell>
          <table:table-cell office:value-type="float" office:value="732941" calcext:value-type="float">
            <text:p>732,941</text:p>
          </table:table-cell>
        </table:table-row>
        <table:table-row table:style-name="ro1">
          <table:table-cell office:value-type="string" calcext:value-type="string">
            <text:p>Tampico</text:p>
          </table:table-cell>
          <table:table-cell office:value-type="float" office:value="728994" calcext:value-type="float">
            <text:p>728,994</text:p>
          </table:table-cell>
        </table:table-row>
        <table:table-row table:style-name="ro1">
          <table:table-cell office:value-type="string" calcext:value-type="string">
            <text:p>Mexicali</text:p>
          </table:table-cell>
          <table:table-cell office:value-type="float" office:value="722670" calcext:value-type="float">
            <text:p>722,670</text:p>
          </table:table-cell>
        </table:table-row>
        <table:table-row table:style-name="ro1">
          <table:table-cell office:value-type="string" calcext:value-type="string">
            <text:p>San Cristóbal de las Casas</text:p>
          </table:table-cell>
          <table:table-cell office:value-type="float" office:value="722361" calcext:value-type="float">
            <text:p>722,361</text:p>
          </table:table-cell>
        </table:table-row>
        <table:table-row table:style-name="ro1">
          <table:table-cell office:value-type="string" calcext:value-type="string">
            <text:p>Guanajuato</text:p>
          </table:table-cell>
          <table:table-cell office:value-type="float" office:value="671918" calcext:value-type="float">
            <text:p>671,918</text:p>
          </table:table-cell>
        </table:table-row>
        <table:table-row table:style-name="ro1">
          <table:table-cell office:value-type="string" calcext:value-type="string">
            <text:p>La Paz</text:p>
          </table:table-cell>
          <table:table-cell office:value-type="float" office:value="634942" calcext:value-type="float">
            <text:p>634,942</text:p>
          </table:table-cell>
        </table:table-row>
        <table:table-row table:style-name="ro1">
          <table:table-cell office:value-type="string" calcext:value-type="string">
            <text:p>Otros Riviera Nayarit</text:p>
          </table:table-cell>
          <table:table-cell office:value-type="float" office:value="612776" calcext:value-type="float">
            <text:p>612,776</text:p>
          </table:table-cell>
        </table:table-row>
        <table:table-row table:style-name="ro1">
          <table:table-cell office:value-type="string" calcext:value-type="string">
            <text:p>San Miguel de Allende</text:p>
          </table:table-cell>
          <table:table-cell office:value-type="float" office:value="606676" calcext:value-type="float">
            <text:p>606,676</text:p>
          </table:table-cell>
        </table:table-row>
        <table:table-row table:style-name="ro1">
          <table:table-cell office:value-type="string" calcext:value-type="string">
            <text:p>Tapachula</text:p>
          </table:table-cell>
          <table:table-cell office:value-type="float" office:value="577291" calcext:value-type="float">
            <text:p>577,291</text:p>
          </table:table-cell>
        </table:table-row>
        <table:table-row table:style-name="ro1">
          <table:table-cell office:value-type="string" calcext:value-type="string">
            <text:p>Hermosillo</text:p>
          </table:table-cell>
          <table:table-cell office:value-type="float" office:value="570157" calcext:value-type="float">
            <text:p>570,157</text:p>
          </table:table-cell>
        </table:table-row>
        <table:table-row table:style-name="ro1">
          <table:table-cell office:value-type="string" calcext:value-type="string">
            <text:p>Ensenada</text:p>
          </table:table-cell>
          <table:table-cell office:value-type="float" office:value="553776" calcext:value-type="float">
            <text:p>553,776</text:p>
          </table:table-cell>
        </table:table-row>
        <table:table-row table:style-name="ro1">
          <table:table-cell office:value-type="string" calcext:value-type="string">
            <text:p>Irapuato</text:p>
          </table:table-cell>
          <table:table-cell office:value-type="float" office:value="548256" calcext:value-type="float">
            <text:p>548,256</text:p>
          </table:table-cell>
        </table:table-row>
        <table:table-row table:style-name="ro1">
          <table:table-cell office:value-type="string" calcext:value-type="string">
            <text:p>Culiacán</text:p>
          </table:table-cell>
          <table:table-cell office:value-type="float" office:value="533589" calcext:value-type="float">
            <text:p>533,589</text:p>
          </table:table-cell>
        </table:table-row>
        <table:table-row table:style-name="ro1">
          <table:table-cell office:value-type="string" calcext:value-type="string">
            <text:p>Puerto Escondido</text:p>
          </table:table-cell>
          <table:table-cell office:value-type="float" office:value="521834" calcext:value-type="float">
            <text:p>521,834</text:p>
          </table:table-cell>
        </table:table-row>
        <table:table-row table:style-name="ro1">
          <table:table-cell office:value-type="string" calcext:value-type="string">
            <text:p>Palenque</text:p>
          </table:table-cell>
          <table:table-cell office:value-type="float" office:value="520759" calcext:value-type="float">
            <text:p>520,759</text:p>
          </table:table-cell>
        </table:table-row>
        <table:table-row table:style-name="ro1">
          <table:table-cell office:value-type="string" calcext:value-type="string">
            <text:p>Pachuca</text:p>
          </table:table-cell>
          <table:table-cell office:value-type="float" office:value="495651" calcext:value-type="float">
            <text:p>495,651</text:p>
          </table:table-cell>
        </table:table-row>
        <table:table-row table:style-name="ro1">
          <table:table-cell office:value-type="string" calcext:value-type="string">
            <text:p>San José del Cabo</text:p>
          </table:table-cell>
          <table:table-cell office:value-type="float" office:value="475330" calcext:value-type="float">
            <text:p>475,330</text:p>
          </table:table-cell>
        </table:table-row>
        <table:table-row table:style-name="ro1">
          <table:table-cell office:value-type="string" calcext:value-type="string">
            <text:p>Isla Mujeres</text:p>
          </table:table-cell>
          <table:table-cell office:value-type="float" office:value="463595" calcext:value-type="float">
            <text:p>463,595</text:p>
          </table:table-cell>
        </table:table-row>
        <table:table-row table:style-name="ro1">
          <table:table-cell office:value-type="string" calcext:value-type="string">
            <text:p>Cuernavaca</text:p>
          </table:table-cell>
          <table:table-cell office:value-type="float" office:value="457775" calcext:value-type="float">
            <text:p>457,775</text:p>
          </table:table-cell>
        </table:table-row>
        <table:table-row table:style-name="ro1">
          <table:table-cell office:value-type="string" calcext:value-type="string">
            <text:p>Zona Corredor los Cabos</text:p>
          </table:table-cell>
          <table:table-cell office:value-type="float" office:value="454647" calcext:value-type="float">
            <text:p>454,647</text:p>
          </table:table-cell>
        </table:table-row>
        <table:table-row table:style-name="ro1">
          <table:table-cell office:value-type="string" calcext:value-type="string">
            <text:p>Coatzacoalcos</text:p>
          </table:table-cell>
          <table:table-cell office:value-type="float" office:value="446132" calcext:value-type="float">
            <text:p>446,132</text:p>
          </table:table-cell>
        </table:table-row>
        <table:table-row table:style-name="ro1">
          <table:table-cell office:value-type="string" calcext:value-type="string">
            <text:p>Campeche</text:p>
          </table:table-cell>
          <table:table-cell office:value-type="float" office:value="437155" calcext:value-type="float">
            <text:p>437,155</text:p>
          </table:table-cell>
        </table:table-row>
        <table:table-row table:style-name="ro1">
          <table:table-cell office:value-type="string" calcext:value-type="string">
            <text:p>Akumal</text:p>
          </table:table-cell>
          <table:table-cell office:value-type="float" office:value="433083" calcext:value-type="float">
            <text:p>433,083</text:p>
          </table:table-cell>
        </table:table-row>
        <table:table-row table:style-name="ro1">
          <table:table-cell office:value-type="string" calcext:value-type="string">
            <text:p>Zacatlán</text:p>
          </table:table-cell>
          <table:table-cell office:value-type="float" office:value="417984" calcext:value-type="float">
            <text:p>417,984</text:p>
          </table:table-cell>
        </table:table-row>
        <table:table-row table:style-name="ro1">
          <table:table-cell office:value-type="string" calcext:value-type="string">
            <text:p>Piedras Negras</text:p>
          </table:table-cell>
          <table:table-cell office:value-type="float" office:value="395953" calcext:value-type="float">
            <text:p>395,953</text:p>
          </table:table-cell>
        </table:table-row>
        <table:table-row table:style-name="ro1">
          <table:table-cell office:value-type="string" calcext:value-type="string">
            <text:p>Celaya</text:p>
          </table:table-cell>
          <table:table-cell office:value-type="float" office:value="372711" calcext:value-type="float">
            <text:p>372,711</text:p>
          </table:table-cell>
        </table:table-row>
        <table:table-row table:style-name="ro1">
          <table:table-cell office:value-type="string" calcext:value-type="string">
            <text:p>Los Mochis</text:p>
          </table:table-cell>
          <table:table-cell office:value-type="float" office:value="369891" calcext:value-type="float">
            <text:p>369,891</text:p>
          </table:table-cell>
        </table:table-row>
        <table:table-row table:style-name="ro1">
          <table:table-cell office:value-type="string" calcext:value-type="string">
            <text:p>Durango</text:p>
          </table:table-cell>
          <table:table-cell office:value-type="float" office:value="360439" calcext:value-type="float">
            <text:p>360,439</text:p>
          </table:table-cell>
        </table:table-row>
        <table:table-row table:style-name="ro1">
          <table:table-cell office:value-type="string" calcext:value-type="string">
            <text:p>Saltillo</text:p>
          </table:table-cell>
          <table:table-cell office:value-type="float" office:value="336354" calcext:value-type="float">
            <text:p>336,354</text:p>
          </table:table-cell>
        </table:table-row>
        <table:table-row table:style-name="ro1">
          <table:table-cell office:value-type="string" calcext:value-type="string">
            <text:p>Zacatecas</text:p>
          </table:table-cell>
          <table:table-cell office:value-type="float" office:value="318844" calcext:value-type="float">
            <text:p>318,844</text:p>
          </table:table-cell>
        </table:table-row>
        <table:table-row table:style-name="ro1">
          <table:table-cell office:value-type="string" calcext:value-type="string">
            <text:p>Zihuatanejo</text:p>
          </table:table-cell>
          <table:table-cell office:value-type="float" office:value="317142" calcext:value-type="float">
            <text:p>317,142</text:p>
          </table:table-cell>
        </table:table-row>
        <table:table-row table:style-name="ro1">
          <table:table-cell office:value-type="string" calcext:value-type="string">
            <text:p>Valladolid</text:p>
          </table:table-cell>
          <table:table-cell office:value-type="float" office:value="315106" calcext:value-type="float">
            <text:p>315,106</text:p>
          </table:table-cell>
        </table:table-row>
        <table:table-row table:style-name="ro1">
          <table:table-cell office:value-type="string" calcext:value-type="string">
            <text:p>Tehuacán</text:p>
          </table:table-cell>
          <table:table-cell office:value-type="float" office:value="289338" calcext:value-type="float">
            <text:p>289,338</text:p>
          </table:table-cell>
        </table:table-row>
        <table:table-row table:style-name="ro1">
          <table:table-cell office:value-type="string" calcext:value-type="string">
            <text:p>Chignahuapan</text:p>
          </table:table-cell>
          <table:table-cell office:value-type="float" office:value="285166" calcext:value-type="float">
            <text:p>285,166</text:p>
          </table:table-cell>
        </table:table-row>
        <table:table-row table:style-name="ro1">
          <table:table-cell office:value-type="string" calcext:value-type="string">
            <text:p>Otros Ixtapa - Zihuatanejo</text:p>
          </table:table-cell>
          <table:table-cell office:value-type="float" office:value="280256" calcext:value-type="float">
            <text:p>280,256</text:p>
          </table:table-cell>
        </table:table-row>
        <table:table-row table:style-name="ro1">
          <table:table-cell office:value-type="string" calcext:value-type="string">
            <text:p>Orizaba</text:p>
          </table:table-cell>
          <table:table-cell office:value-type="float" office:value="277272" calcext:value-type="float">
            <text:p>277,272</text:p>
          </table:table-cell>
        </table:table-row>
        <table:table-row table:style-name="ro1">
          <table:table-cell office:value-type="string" calcext:value-type="string">
            <text:p>San Quintín</text:p>
          </table:table-cell>
          <table:table-cell office:value-type="float" office:value="263317" calcext:value-type="float">
            <text:p>263,317</text:p>
          </table:table-cell>
        </table:table-row>
        <table:table-row table:style-name="ro1">
          <table:table-cell office:value-type="string" calcext:value-type="string">
            <text:p>Colima</text:p>
          </table:table-cell>
          <table:table-cell office:value-type="float" office:value="256845" calcext:value-type="float">
            <text:p>256,845</text:p>
          </table:table-cell>
        </table:table-row>
        <table:table-row table:style-name="ro1">
          <table:table-cell office:value-type="string" calcext:value-type="string">
            <text:p>San Pedro Cholula</text:p>
          </table:table-cell>
          <table:table-cell office:value-type="float" office:value="237493" calcext:value-type="float">
            <text:p>237,493</text:p>
          </table:table-cell>
        </table:table-row>
        <table:table-row table:style-name="ro1">
          <table:table-cell office:value-type="string" calcext:value-type="string">
            <text:p>Taxco</text:p>
          </table:table-cell>
          <table:table-cell office:value-type="float" office:value="233986" calcext:value-type="float">
            <text:p>233,986</text:p>
          </table:table-cell>
        </table:table-row>
        <table:table-row table:style-name="ro1">
          <table:table-cell office:value-type="string" calcext:value-type="string">
            <text:p>San Andrés Cholula</text:p>
          </table:table-cell>
          <table:table-cell office:value-type="float" office:value="231298" calcext:value-type="float">
            <text:p>231,298</text:p>
          </table:table-cell>
        </table:table-row>
        <table:table-row table:style-name="ro1">
          <table:table-cell office:value-type="string" calcext:value-type="string">
            <text:p>San Felipe</text:p>
          </table:table-cell>
          <table:table-cell office:value-type="float" office:value="218427" calcext:value-type="float">
            <text:p>218,427</text:p>
          </table:table-cell>
        </table:table-row>
        <table:table-row table:style-name="ro1">
          <table:table-cell office:value-type="string" calcext:value-type="string">
            <text:p>Comitán de Domínguez</text:p>
          </table:table-cell>
          <table:table-cell office:value-type="float" office:value="214260" calcext:value-type="float">
            <text:p>214,260</text:p>
          </table:table-cell>
        </table:table-row>
        <table:table-row table:style-name="ro1">
          <table:table-cell office:value-type="string" calcext:value-type="string">
            <text:p>Atlixco</text:p>
          </table:table-cell>
          <table:table-cell office:value-type="float" office:value="213921" calcext:value-type="float">
            <text:p>213,921</text:p>
          </table:table-cell>
        </table:table-row>
        <table:table-row table:style-name="ro1">
          <table:table-cell office:value-type="string" calcext:value-type="string">
            <text:p>Tecate</text:p>
          </table:table-cell>
          <table:table-cell office:value-type="float" office:value="206672" calcext:value-type="float">
            <text:p>206,672</text:p>
          </table:table-cell>
        </table:table-row>
        <table:table-row table:style-name="ro1">
          <table:table-cell office:value-type="string" calcext:value-type="string">
            <text:p>Tula de Allende</text:p>
          </table:table-cell>
          <table:table-cell office:value-type="float" office:value="204791" calcext:value-type="float">
            <text:p>204,791</text:p>
          </table:table-cell>
        </table:table-row>
        <table:table-row table:style-name="ro1">
          <table:table-cell office:value-type="string" calcext:value-type="string">
            <text:p>Ixtapan de la Sal</text:p>
          </table:table-cell>
          <table:table-cell office:value-type="float" office:value="200318" calcext:value-type="float">
            <text:p>200,318</text:p>
          </table:table-cell>
        </table:table-row>
        <table:table-row table:style-name="ro1">
          <table:table-cell office:value-type="string" calcext:value-type="string">
            <text:p>Tonalá Puerto Arista</text:p>
          </table:table-cell>
          <table:table-cell office:value-type="float" office:value="192248" calcext:value-type="float">
            <text:p>192,248</text:p>
          </table:table-cell>
        </table:table-row>
        <table:table-row table:style-name="ro1">
          <table:table-cell office:value-type="string" calcext:value-type="string">
            <text:p>Salamanca</text:p>
          </table:table-cell>
          <table:table-cell office:value-type="float" office:value="187694" calcext:value-type="float">
            <text:p>187,694</text:p>
          </table:table-cell>
        </table:table-row>
        <table:table-row table:style-name="ro1">
          <table:table-cell office:value-type="string" calcext:value-type="string">
            <text:p>Huasca de Ocampo</text:p>
          </table:table-cell>
          <table:table-cell office:value-type="float" office:value="185375" calcext:value-type="float">
            <text:p>185,375</text:p>
          </table:table-cell>
        </table:table-row>
        <table:table-row table:style-name="ro1">
          <table:table-cell office:value-type="string" calcext:value-type="string">
            <text:p>Loreto</text:p>
          </table:table-cell>
          <table:table-cell office:value-type="float" office:value="176060" calcext:value-type="float">
            <text:p>176,060</text:p>
          </table:table-cell>
        </table:table-row>
        <table:table-row table:style-name="ro1">
          <table:table-cell office:value-type="string" calcext:value-type="string">
            <text:p>Cuetzalán</text:p>
          </table:table-cell>
          <table:table-cell office:value-type="float" office:value="172383" calcext:value-type="float">
            <text:p>172,383</text:p>
          </table:table-cell>
        </table:table-row>
        <table:table-row table:style-name="ro1">
          <table:table-cell office:value-type="string" calcext:value-type="string">
            <text:p>San Juan del Río</text:p>
          </table:table-cell>
          <table:table-cell office:value-type="float" office:value="171278" calcext:value-type="float">
            <text:p>171,278</text:p>
          </table:table-cell>
        </table:table-row>
        <table:table-row table:style-name="ro1">
          <table:table-cell office:value-type="string" calcext:value-type="string">
            <text:p>Valle de Bravo</text:p>
          </table:table-cell>
          <table:table-cell office:value-type="float" office:value="166806" calcext:value-type="float">
            <text:p>166,806</text:p>
          </table:table-cell>
        </table:table-row>
        <table:table-row table:style-name="ro1">
          <table:table-cell office:value-type="string" calcext:value-type="string">
            <text:p>Tuxtepec</text:p>
          </table:table-cell>
          <table:table-cell office:value-type="float" office:value="144184" calcext:value-type="float">
            <text:p>144,184</text:p>
          </table:table-cell>
        </table:table-row>
        <table:table-row table:style-name="ro1">
          <table:table-cell office:value-type="string" calcext:value-type="string">
            <text:p>Hidalgo del Parral</text:p>
          </table:table-cell>
          <table:table-cell office:value-type="float" office:value="141444" calcext:value-type="float">
            <text:p>141,444</text:p>
          </table:table-cell>
        </table:table-row>
        <table:table-row table:style-name="ro1">
          <table:table-cell office:value-type="string" calcext:value-type="string">
            <text:p>Tequisquiapan</text:p>
          </table:table-cell>
          <table:table-cell office:value-type="float" office:value="133465" calcext:value-type="float">
            <text:p>133,465</text:p>
          </table:table-cell>
        </table:table-row>
        <table:table-row table:style-name="ro1">
          <table:table-cell office:value-type="string" calcext:value-type="string">
            <text:p>Metepec</text:p>
          </table:table-cell>
          <table:table-cell office:value-type="float" office:value="131430" calcext:value-type="float">
            <text:p>131,430</text:p>
          </table:table-cell>
        </table:table-row>
        <table:table-row table:style-name="ro1">
          <table:table-cell office:value-type="string" calcext:value-type="string">
            <text:p>Nuevo Casas Grandes</text:p>
          </table:table-cell>
          <table:table-cell office:value-type="float" office:value="116359" calcext:value-type="float">
            <text:p>116,359</text:p>
          </table:table-cell>
        </table:table-row>
        <table:table-row table:style-name="ro1">
          <table:table-cell office:value-type="string" calcext:value-type="string">
            <text:p>Teziutlán</text:p>
          </table:table-cell>
          <table:table-cell office:value-type="float" office:value="110468" calcext:value-type="float">
            <text:p>110,468</text:p>
          </table:table-cell>
        </table:table-row>
        <table:table-row table:style-name="ro1">
          <table:table-cell office:value-type="string" calcext:value-type="string">
            <text:p>Linares</text:p>
          </table:table-cell>
          <table:table-cell office:value-type="float" office:value="110458" calcext:value-type="float">
            <text:p>110,458</text:p>
          </table:table-cell>
        </table:table-row>
        <table:table-row table:style-name="ro1">
          <table:table-cell office:value-type="string" calcext:value-type="string">
            <text:p>Huauchinango</text:p>
          </table:table-cell>
          <table:table-cell office:value-type="float" office:value="108439" calcext:value-type="float">
            <text:p>108,439</text:p>
          </table:table-cell>
        </table:table-row>
        <table:table-row table:style-name="ro1">
          <table:table-cell office:value-type="string" calcext:value-type="string">
            <text:p>Tlaxcala</text:p>
          </table:table-cell>
          <table:table-cell office:value-type="float" office:value="101924" calcext:value-type="float">
            <text:p>101,924</text:p>
          </table:table-cell>
        </table:table-row>
        <table:table-row table:style-name="ro1">
          <table:table-cell office:value-type="string" calcext:value-type="string">
            <text:p>Chiapa de Corzo</text:p>
          </table:table-cell>
          <table:table-cell office:value-type="float" office:value="97282" calcext:value-type="float">
            <text:p>97,282</text:p>
          </table:table-cell>
        </table:table-row>
        <table:table-row table:style-name="ro1">
          <table:table-cell office:value-type="string" calcext:value-type="string">
            <text:p>Tecozautla</text:p>
          </table:table-cell>
          <table:table-cell office:value-type="float" office:value="95142" calcext:value-type="float">
            <text:p>95,142</text:p>
          </table:table-cell>
        </table:table-row>
        <table:table-row table:style-name="ro1">
          <table:table-cell office:value-type="string" calcext:value-type="string">
            <text:p>Costalegre</text:p>
          </table:table-cell>
          <table:table-cell office:value-type="float" office:value="89956" calcext:value-type="float">
            <text:p>89,956</text:p>
          </table:table-cell>
        </table:table-row>
        <table:table-row table:style-name="ro1">
          <table:table-cell office:value-type="string" calcext:value-type="string">
            <text:p>Real del Monte</text:p>
          </table:table-cell>
          <table:table-cell office:value-type="float" office:value="89679" calcext:value-type="float">
            <text:p>89,679</text:p>
          </table:table-cell>
        </table:table-row>
        <table:table-row table:style-name="ro1">
          <table:table-cell office:value-type="string" calcext:value-type="string">
            <text:p>Chichén Itzá</text:p>
          </table:table-cell>
          <table:table-cell office:value-type="float" office:value="84330" calcext:value-type="float">
            <text:p>84,330</text:p>
          </table:table-cell>
        </table:table-row>
        <table:table-row table:style-name="ro1">
          <table:table-cell office:value-type="string" calcext:value-type="string">
            <text:p>Chapala</text:p>
          </table:table-cell>
          <table:table-cell office:value-type="float" office:value="78452" calcext:value-type="float">
            <text:p>78,452</text:p>
          </table:table-cell>
        </table:table-row>
        <table:table-row table:style-name="ro1">
          <table:table-cell office:value-type="string" calcext:value-type="string">
            <text:p>Villa del Carbón</text:p>
          </table:table-cell>
          <table:table-cell office:value-type="float" office:value="73951" calcext:value-type="float">
            <text:p>73,951</text:p>
          </table:table-cell>
        </table:table-row>
        <table:table-row table:style-name="ro1">
          <table:table-cell office:value-type="string" calcext:value-type="string">
            <text:p>Xicotepec</text:p>
          </table:table-cell>
          <table:table-cell office:value-type="float" office:value="70839" calcext:value-type="float">
            <text:p>70,839</text:p>
          </table:table-cell>
        </table:table-row>
        <table:table-row table:style-name="ro1">
          <table:table-cell office:value-type="string" calcext:value-type="string">
            <text:p>Huichapan</text:p>
          </table:table-cell>
          <table:table-cell office:value-type="float" office:value="69290" calcext:value-type="float">
            <text:p>69,290</text:p>
          </table:table-cell>
        </table:table-row>
        <table:table-row table:style-name="ro1">
          <table:table-cell office:value-type="string" calcext:value-type="string">
            <text:p>Santiago</text:p>
          </table:table-cell>
          <table:table-cell office:value-type="float" office:value="68357" calcext:value-type="float">
            <text:p>68,357</text:p>
          </table:table-cell>
        </table:table-row>
        <table:table-row table:style-name="ro1">
          <table:table-cell office:value-type="string" calcext:value-type="string">
            <text:p>Izamal</text:p>
          </table:table-cell>
          <table:table-cell office:value-type="float" office:value="64886" calcext:value-type="float">
            <text:p>64,886</text:p>
          </table:table-cell>
        </table:table-row>
        <table:table-row table:style-name="ro1">
          <table:table-cell office:value-type="string" calcext:value-type="string">
            <text:p>Izúcar de Matamoros</text:p>
          </table:table-cell>
          <table:table-cell office:value-type="float" office:value="62270" calcext:value-type="float">
            <text:p>62,270</text:p>
          </table:table-cell>
        </table:table-row>
        <table:table-row table:style-name="ro1">
          <table:table-cell office:value-type="string" calcext:value-type="string">
            <text:p>Huamantla</text:p>
          </table:table-cell>
          <table:table-cell office:value-type="float" office:value="61342" calcext:value-type="float">
            <text:p>61,342</text:p>
          </table:table-cell>
        </table:table-row>
        <table:table-row table:style-name="ro1">
          <table:table-cell office:value-type="string" calcext:value-type="string">
            <text:p>Apizaco</text:p>
          </table:table-cell>
          <table:table-cell office:value-type="float" office:value="59599" calcext:value-type="float">
            <text:p>59,599</text:p>
          </table:table-cell>
        </table:table-row>
        <table:table-row table:style-name="ro1">
          <table:table-cell office:value-type="string" calcext:value-type="string">
            <text:p>Tlatlauquitepec</text:p>
          </table:table-cell>
          <table:table-cell office:value-type="float" office:value="58672" calcext:value-type="float">
            <text:p>58,672</text:p>
          </table:table-cell>
        </table:table-row>
        <table:table-row table:style-name="ro1">
          <table:table-cell office:value-type="string" calcext:value-type="string">
            <text:p>El Fuerte</text:p>
          </table:table-cell>
          <table:table-cell office:value-type="float" office:value="56111" calcext:value-type="float">
            <text:p>56,111</text:p>
          </table:table-cell>
        </table:table-row>
        <table:table-row table:style-name="ro1">
          <table:table-cell office:value-type="string" calcext:value-type="string">
            <text:p>Coatepec</text:p>
          </table:table-cell>
          <table:table-cell office:value-type="float" office:value="55680" calcext:value-type="float">
            <text:p>55,680</text:p>
          </table:table-cell>
        </table:table-row>
        <table:table-row table:style-name="ro1">
          <table:table-cell office:value-type="string" calcext:value-type="string">
            <text:p>Jerez</text:p>
          </table:table-cell>
          <table:table-cell office:value-type="float" office:value="46403" calcext:value-type="float">
            <text:p>46,403</text:p>
          </table:table-cell>
        </table:table-row>
        <table:table-row table:style-name="ro1">
          <table:table-cell office:value-type="string" calcext:value-type="string">
            <text:p>Uxmal</text:p>
          </table:table-cell>
          <table:table-cell office:value-type="float" office:value="46039" calcext:value-type="float">
            <text:p>46,039</text:p>
          </table:table-cell>
        </table:table-row>
        <table:table-row table:style-name="ro1">
          <table:table-cell office:value-type="string" calcext:value-type="string">
            <text:p>Zempoala</text:p>
          </table:table-cell>
          <table:table-cell office:value-type="float" office:value="40137" calcext:value-type="float">
            <text:p>40,137</text:p>
          </table:table-cell>
        </table:table-row>
        <table:table-row table:style-name="ro1">
          <table:table-cell office:value-type="string" calcext:value-type="string">
            <text:p>San Martín Texmelucan</text:p>
          </table:table-cell>
          <table:table-cell office:value-type="float" office:value="35808" calcext:value-type="float">
            <text:p>35,808</text:p>
          </table:table-cell>
        </table:table-row>
        <table:table-row table:style-name="ro1">
          <table:table-cell office:value-type="string" calcext:value-type="string">
            <text:p>Tetela de Ocampo</text:p>
          </table:table-cell>
          <table:table-cell office:value-type="float" office:value="32805" calcext:value-type="float">
            <text:p>32,805</text:p>
          </table:table-cell>
        </table:table-row>
        <table:table-row table:style-name="ro1">
          <table:table-cell office:value-type="string" calcext:value-type="string">
            <text:p>Pahuatlán</text:p>
          </table:table-cell>
          <table:table-cell office:value-type="float" office:value="29652" calcext:value-type="float">
            <text:p>29,652</text:p>
          </table:table-cell>
        </table:table-row>
        <table:table-row table:style-name="ro1">
          <table:table-cell office:value-type="string" calcext:value-type="string">
            <text:p>Sombrerete</text:p>
          </table:table-cell>
          <table:table-cell office:value-type="float" office:value="25494" calcext:value-type="float">
            <text:p>25,494</text:p>
          </table:table-cell>
        </table:table-row>
        <table:table-row table:style-name="ro1">
          <table:table-cell office:value-type="string" calcext:value-type="string">
            <text:p>Huejotzingo</text:p>
          </table:table-cell>
          <table:table-cell office:value-type="float" office:value="23594" calcext:value-type="float">
            <text:p>23,594</text:p>
          </table:table-cell>
        </table:table-row>
        <table:table-row table:style-name="ro1">
          <table:table-cell office:value-type="string" calcext:value-type="string">
            <text:p>El Oro</text:p>
          </table:table-cell>
          <table:table-cell office:value-type="float" office:value="22263" calcext:value-type="float">
            <text:p>22,263</text:p>
          </table:table-cell>
        </table:table-row>
        <table:table-row table:style-name="ro1">
          <table:table-cell office:value-type="string" calcext:value-type="string">
            <text:p>Bustamante</text:p>
          </table:table-cell>
          <table:table-cell office:value-type="float" office:value="13762" calcext:value-type="float">
            <text:p>13,762</text:p>
          </table:table-cell>
        </table:table-row>
        <table:table-row table:style-name="ro1">
          <table:table-cell office:value-type="string" calcext:value-type="string">
            <text:p>Tapijulapa</text:p>
          </table:table-cell>
          <table:table-cell office:value-type="float" office:value="11066" calcext:value-type="float">
            <text:p>11,066</text:p>
          </table:table-cell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2:Sheet1.B12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" number:min-decimal-places="1" number:min-integer-digits="1" number:grouping="true"/>
    </number:number-style>
    <number:percentage-style style:name="N122">
      <number:number number:decimal-places="1" number:min-decimal-places="1" number:min-integer-digits="1"/>
      <number:text>%</number:text>
    </number:percentag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0">
      <number:minutes number:style="long"/>
      <number:text>:</number:text>
      <number:seconds number:style="long" number:decimal-places="1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</number:time-style>
    <number:currency-style style:name="N11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7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5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5P2" style:volatile="true">
      <number:text> </number:text>
      <number:currency-symbol/>
      <number:fill-character> </number:fill-character>
      <number:text>- </number:text>
    </number:currency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date-style style:name="N109"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7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2:31:49.531148558</meta:creation-date>
    <dc:date>2025-02-24T13:11:57.442569206</dc:date>
    <meta:editing-duration>PT21M55S</meta:editing-duration>
    <meta:editing-cycles>1</meta:editing-cycles>
    <meta:document-statistic meta:table-count="1" meta:cell-count="252" meta:object-count="0"/>
    <meta:generator>LibreOffice/7.3.7.2$Linux_X86_64 LibreOffice_project/30$Build-2</meta:generator>
  </office:meta>
</office:document-meta>
</file>